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Wingdings 3" svg:font-family="'Wingdings 3'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48">
      <style:paragraph-properties fo:margin-left="1.259cm" fo:margin-right="0cm" fo:margin-top="0.212cm" fo:margin-bottom="0.212cm" loext:contextual-spacing="false" fo:text-align="center" style:justify-single-word="false" fo:text-indent="-0.63cm" style:auto-text-indent="false"/>
      <style:text-properties officeooo:paragraph-rsid="0018060a"/>
    </style:style>
    <style:style style:name="P2" style:family="paragraph" style:parent-style-name="List_20_Paragraph" style:list-style-name="WWNum50">
      <style:paragraph-properties fo:margin-left="0cm" fo:margin-right="0cm" fo:margin-top="0.212cm" fo:margin-bottom="0.212cm" loext:contextual-spacing="false" fo:text-indent="0cm" style:auto-text-indent="false"/>
      <style:text-properties officeooo:paragraph-rsid="0018060a"/>
    </style:style>
    <style:style style:name="P3" style:family="paragraph" style:parent-style-name="Standard">
      <style:text-properties style:font-name="Times New Roman" officeooo:paragraph-rsid="0018060a" style:font-name-complex="Times New Roman1"/>
    </style:style>
    <style:style style:name="P4" style:family="paragraph" style:parent-style-name="Standard">
      <style:text-properties officeooo:paragraph-rsid="0018060a"/>
    </style:style>
    <style:style style:name="P5" style:family="paragraph" style:parent-style-name="Standard">
      <style:paragraph-properties fo:margin-top="0.423cm" fo:margin-bottom="0.212cm" loext:contextual-spacing="false" fo:text-align="justify" style:justify-single-word="false"/>
      <style:text-properties officeooo:paragraph-rsid="0018060a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style:font-name-complex="Times New Roman1" fo:background-color="#ffff00"/>
    </style:style>
    <style:style style:name="T3" style:family="text">
      <style:text-properties style:font-name="Times New Roman" officeooo:rsid="0018060a" style:font-name-complex="Times New Roman1"/>
    </style:style>
    <style:style style:name="T4" style:family="text">
      <style:text-properties style:font-name="Times New Roman" fo:font-weight="bold" style:font-weight-asian="bold" style:font-name-complex="Times New Roman1"/>
    </style:style>
    <style:style style:name="T5" style:family="text">
      <style:text-properties style:font-name="Times New Roman" fo:font-weight="bold" officeooo:rsid="0018060a" style:font-weight-asian="bold" style:font-name-complex="Times New Roman1"/>
    </style:style>
    <style:style style:name="T6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7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8" style:family="text">
      <style:text-properties fo:color="#d14a95" style:font-name="Times New Roman" fo:font-weight="bold" style:font-weight-asian="bold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list xml:id="list3691496207" text:style-name="WWNum48">
        <text:list-header>
          <text:p text:style-name="P1"><text:span text:style-name="T5">Paye des vacataires : le c</text:span><text:span text:style-name="T4">ontrôle du SFT et de l’indemnité de résidence</text:span></text:p>
        </text:list-header>
      </text:list>
      <text:p text:style-name="P5"><text:span text:style-name="T1"/></text:p>
      <text:p text:style-name="P5"><text:span text:style-name="T1">Les contractuels vacataires rémunérés sur prestation horaire n'ont pas accès au SFT ni à l'indemnité de résidence, contrairement aux contractuels de droit public dont les rémunérations sont calculées sur une base indiciaire. </text:span></text:p>
      <text:p text:style-name="P5"><text:span text:style-name="T1">Les non-titulaires sur contrat effectuant des vacations à titre accessoire pour leur propre employeur ne peuvent bénéficier de paiements complémentaires de SFT ou d'indemnité de résidence au titre de ces activités accessoires. <text:s text:c="4"/></text:span></text:p>
      <text:p text:style-name="P5"><text:span text:style-name="T1">Trois liens hypertextes sont créés vers la base de données </text:span><text:span text:style-name="T3">des payes de</text:span><text:span text:style-name="T1">s vacataires percevant le SFT ou une indemnité de résidence, </text:span><text:span text:style-name="T3">contrairement aux dispositions réglementaires qui régissent ces éléments de rémunération.</text:span></text:p>
      <text:list xml:id="list4164461736" text:style-name="WWNum50">
        <text:list-header>
          <text:p text:style-name="P2"><text:span text:style-name="T1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Wingdings 3" svg:font-family="'Wingdings 3'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ListLabel_20_107" style:display-name="ListLabel 107" style:family="text">
      <style:text-properties fo:color="#d14a95" fo:font-size="10pt" style:font-name-asian="F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fo:color="#00000a" fo:font-size="12pt" fo:font-weight="bold" style:font-size-asian="12pt" style:font-size-complex="12pt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0">
      <text:list-level-style-bullet text:level="1" text:style-name="ListLabel_20_107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ListLabel_20_10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text:style-name="ListLabel_20_9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3:42:35.951417761</meta:creation-date>
    <dc:date>2018-06-01T03:53:47.294408166</dc:date>
    <meta:editing-duration>PT11M11S</meta:editing-duration>
    <meta:editing-cycles>1</meta:editing-cycles>
    <meta:document-statistic meta:table-count="0" meta:image-count="0" meta:object-count="0" meta:page-count="1" meta:paragraph-count="5" meta:word-count="110" meta:character-count="749" meta:non-whitespace-character-count="638"/>
    <meta:generator>LibreOffice/6.0.3.2$Linux_X86_64 LibreOffice_project/00m0$Build-2</meta:generator>
  </office:meta>
</office:document-meta>
</file>